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7.21" svg:font-family="SUN7.2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13.95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488.15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SUN7.21" fo:font-size="32pt" style:font-size-asian="32pt" style:font-size-complex="32pt"/>
    </style:style>
    <style:style style:name="ce3" style:family="table-cell" style:parent-style-name="Default">
      <style:text-properties style:font-name="SUN7.21"/>
    </style:style>
    <style:style style:name="ce4" style:family="table-cell" style:parent-style-name="Default" style:data-style-name="N99">
      <style:text-properties style:font-name="SUN7.21"/>
    </style:style>
  </office:automatic-styles>
  <office:body>
    <office:spreadsheet>
      <table:calculation-settings table:automatic-find-labels="false" table:use-regular-expressions="false" table:use-wildcards="true"/>
      <table:table table:name="Translators Dictionary Sun 7_21 on5_9_2019(xref)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horse: knot,ti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  <table:table-cell office:value-type="string" calcext:value-type="string">
            <text:p>insult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office:value-type="string" calcext:value-type="string">
            <text:p>Jezeb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lawles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  <table:table-cell office:value-type="string" calcext:value-type="string">
            <text:p>blaspheme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  <table:table-cell office:value-type="string" calcext:value-type="string">
            <text:p>kind_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earth,ground,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,same: work,do</text:p>
          </table:table-cell>
          <table:table-cell office:value-type="string" calcext:value-type="string">
            <text:p>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  <table:table-cell office:value-type="string" calcext:value-type="string">
            <text:p>gl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vengeance:a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n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  <table:table-cell office:value-type="string" calcext:value-type="string">
            <text:p>har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person: love,compassion: work,do</text:p>
          </table:table-cell>
          <table:table-cell office:value-type="string" calcext:value-type="string">
            <text:p>b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  <table:table-cell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  <table:table-cell office:value-type="string" calcext:value-type="string">
            <text:p>lawful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  <table:table-cell office:value-type="string" calcext:value-type="string">
            <text:p>Cai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  <table:table-cell office:value-type="string" calcext:value-type="string">
            <text:p>Nath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  <table:table-cell office:value-type="string" calcext:value-type="string">
            <text:p>worship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fire,hot,heat</text:p>
          </table:table-cell>
          <table:table-cell office:value-type="string" calcext:value-type="string">
            <text:p>b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up: many,muc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aveng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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looks_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n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de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m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fire,hot,heat</text:p>
          </table:table-cell>
          <table:table-cell office:value-type="string" calcext:value-type="string">
            <text:p>bur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blem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fire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ontinue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  <table:table-cell office:value-type="string" calcext:value-type="string">
            <text:p>Apel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  <table:table-cell office:value-type="string" calcext:value-type="string">
            <text:p>Jude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woman: crown,king,ruler,lord,master: bad: no,not: good</text:p>
          </table:table-cell>
          <table:table-cell office:value-type="string" calcext:value-type="string">
            <text:p>smo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  <table:table-cell office:value-type="string" calcext:value-type="string">
            <text:p>comm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  <table:table-cell office:value-type="string" calcext:value-type="string">
            <text:p>brea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mouth,said,speak,confession</text:p>
          </table:table-cell>
          <table:table-cell office:value-type="string" calcext:value-type="string">
            <text:p>stern_wo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bad: no,not: good: cross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  <table:table-cell office:value-type="string" calcext:value-type="string">
            <text:p>Simon_P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king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  <table:table-cell office:value-type="string" calcext:value-type="string">
            <text:p>gover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sm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lawlessness:sin:sin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perf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outh,said,speak: fabric,clo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st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  <table:table-cell office:value-type="string" calcext:value-type="string">
            <text:p>disobedience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revile:acc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  <table:table-cell office:value-type="string" calcext:value-type="string">
            <text:p>vengeanc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</text:p>
          </table:table-cell>
          <table:table-cell office:value-type="string" calcext:value-type="string">
            <text:p>questio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deceiv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n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  <table:table-cell office:value-type="string" calcext:value-type="string">
            <text:p>amazed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  <table:table-cell office:value-type="string" calcext:value-type="string">
            <text:p>lead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s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imes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</text:p>
          </table:table-cell>
          <table:table-cell office:value-type="string" calcext:value-type="string">
            <text:p>So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phor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ppoly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  <table:table-cell office:value-type="string" calcext:value-type="string">
            <text:p>pro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le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odi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accus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man: eye,see: to,forward: 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an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comp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_n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har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few,small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person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ts:La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  <table:table-cell office:value-type="string" calcext:value-type="string">
            <text:p>lie:deceive:deception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s,same: work,do</text:p>
          </table:table-cell>
          <table:table-cell office:value-type="string" calcext:value-type="string">
            <text:p>exam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 office:value-type="string" calcext:value-type="string">
            <text:p>C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desire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m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badd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  <table:table-cell office:value-type="string" calcext:value-type="string">
            <text:p>boast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:conti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  <table:table-cell table:number-columns-repeated="1019"/>
        </table:table-row>
        <table:table-row table:style-name="ro1" table:number-rows-repeated="10469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7.21" svg:font-family="SUN7.2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07:23:32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6-24T07:24:15.124000000</dc:date>
    <meta:editing-duration>PT42S</meta:editing-duration>
    <meta:editing-cycles>1</meta:editing-cycles>
    <meta:document-statistic meta:table-count="1" meta:cell-count="6963" meta:object-count="0"/>
  </office:meta>
</office:document-meta>
</file>